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fill="solid" draw:fill-color="#eeeeee" draw:textarea-horizontal-align="justify" draw:textarea-vertical-align="middle" draw:auto-grow-height="false" fo:min-height="13.296cm" fo:min-width="25.985cm" fo:padding-top="0.125cm" fo:padding-bottom="0.125cm" fo:padding-left="0.25cm" fo:padding-right="0.25cm" loext:decorative="false"/>
    </style:style>
    <style:style style:name="gr2" style:family="graphic" style:parent-style-name="standard">
      <style:graphic-properties svg:stroke-width="0cm" draw:marker-start-width="0.2cm" draw:marker-end-width="0.2cm" draw:fill="solid" draw:fill-color="#ccf4c6" draw:textarea-horizontal-align="justify" draw:textarea-vertical-align="middle" draw:auto-grow-height="false" fo:min-height="12.159cm" fo:min-width="19.393cm" fo:padding-top="0.125cm" fo:padding-bottom="0.125cm" fo:padding-left="0.25cm" fo:padding-right="0.25cm" loext:decorative="false"/>
    </style:style>
    <style:style style:name="gr3" style:family="graphic" style:parent-style-name="standard">
      <style:graphic-properties svg:stroke-color="#3465a4" draw:fill-color="#adc5e7" draw:textarea-horizontal-align="justify" draw:textarea-vertical-align="middle" draw:auto-grow-height="false" fo:min-height="2.385cm" fo:min-width="4.605cm" style:writing-mode="lr-tb" loext:decorative="false"/>
      <style:paragraph-properties style:writing-mode="lr-tb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svg:stroke-color="#3465a4" draw:fill="solid" draw:fill-color="#b3cac7" draw:opacity="99%" draw:textarea-horizontal-align="justify" draw:textarea-vertical-align="middle" draw:auto-grow-height="false" fo:min-height="2.681cm" fo:min-width="5.56cm" draw:shadow="hidden" draw:shadow-offset-x="0.203cm" draw:shadow-offset-y="0.203cm" draw:shadow-color="#81d41a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442cm" fo:min-width="2.409cm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2.149cm" fo:min-width="2.343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102cm" draw:marker-start-width="0.352cm" draw:marker-end="Arrowheads_20_6" draw:marker-end-width="0.352cm" draw:textarea-vertical-align="middle" fo:padding-top="0.175cm" fo:padding-bottom="0.175cm" fo:padding-left="0.3cm" fo:padding-right="0.3cm" loext:decorative="false"/>
    </style:style>
    <style:style style:name="gr9" style:family="graphic" style:parent-style-name="standard">
      <style:graphic-properties draw:stroke="dash" draw:stroke-dash="Dash_20__28_Rounded_29_" svg:stroke-width="0.102cm" draw:marker-start="Arrowheads_20_6" draw:marker-start-width="0.352cm" draw:marker-end="" draw:marker-end-width="0.352cm" svg:stroke-linecap="round" draw:textarea-vertical-align="middle" fo:padding-top="0.175cm" fo:padding-bottom="0.175cm" fo:padding-left="0.3cm" fo:padding-right="0.3cm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3.022cm" fo:min-width="5.526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.738cm" fo:min-width="3.747cm" fo:padding-top="0.201cm" fo:padding-bottom="0.201cm" fo:padding-left="0.326cm" fo:padding-right="0.326cm" loext:decorative="false"/>
      <style:paragraph-properties style:writing-mode="lr-tb"/>
    </style:style>
    <style:style style:name="gr12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.738cm" fo:min-width="1.454cm" fo:padding-top="0.201cm" fo:padding-bottom="0.201cm" fo:padding-left="0.326cm" fo:padding-right="0.326cm" loext:decorative="false"/>
      <style:paragraph-properties style:writing-mode="lr-tb"/>
    </style:style>
    <style:style style:name="gr13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.738cm" fo:min-width="1.713cm" fo:padding-top="0.201cm" fo:padding-bottom="0.201cm" fo:padding-left="0.326cm" fo:padding-right="0.326cm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4.873cm" fo:min-width="4.585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102cm" draw:marker-start-width="0.352cm" draw:marker-end-width="0.352cm" draw:textarea-vertical-align="middle" fo:padding-top="0.175cm" fo:padding-bottom="0.175cm" fo:padding-left="0.3cm" fo:padding-right="0.3cm" loext:decorative="false"/>
    </style:style>
    <style:style style:name="gr16" style:family="graphic" style:parent-style-name="standard">
      <style:graphic-properties svg:stroke-width="0.102cm" draw:marker-start="Arrowheads_20_6" draw:marker-start-width="0.352cm" draw:marker-end="" draw:marker-end-width="0.352cm" draw:textarea-vertical-align="middle" fo:padding-top="0.175cm" fo:padding-bottom="0.175cm" fo:padding-left="0.3cm" fo:padding-right="0.3cm" loext:decorative="false"/>
    </style:style>
    <style:style style:name="gr17" style:family="graphic" style:parent-style-name="standard">
      <style:graphic-properties draw:stroke="dash" draw:stroke-dash="Dash_20__28_Rounded_29_" svg:stroke-width="0.102cm" draw:marker-start-width="0.352cm" draw:marker-end="Arrowheads_20_6" draw:marker-end-width="0.352cm" svg:stroke-linecap="round" draw:textarea-vertical-align="middle" fo:padding-top="0.175cm" fo:padding-bottom="0.175cm" fo:padding-left="0.3cm" fo:padding-right="0.3cm" loext:decorative="false"/>
    </style:style>
    <style:style style:name="gr18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.712cm" fo:min-width="1.551cm" fo:padding-top="0.201cm" fo:padding-bottom="0.201cm" fo:padding-left="0.326cm" fo:padding-right="0.326cm" loext:decorative="false"/>
      <style:paragraph-properties style:writing-mode="lr-tb"/>
    </style:style>
    <style:style style:name="gr19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.712cm" fo:min-width="12.706cm" fo:padding-top="0.201cm" fo:padding-bottom="0.201cm" fo:padding-left="0.326cm" fo:padding-right="0.326cm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3.022cm" fo:min-width="5.594cm" style:writing-mode="lr-tb" loext:decorative="false"/>
      <style:paragraph-properties style:writing-mode="lr-tb"/>
    </style:style>
    <style:style style:name="gr21" style:family="graphic" style:parent-style-name="standard">
      <style:graphic-properties draw:fill="solid" draw:fill-color="#b3cac7" draw:textarea-horizontal-align="justify" draw:textarea-vertical-align="middle" draw:auto-grow-height="false" fo:min-height="3.877cm" fo:min-width="4.348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svg:stroke-width="0.152cm" svg:stroke-color="#000000" draw:fill="none" draw:fill-color="#ffffff" draw:textarea-horizontal-align="center" draw:auto-grow-height="true" draw:auto-grow-width="true" fo:min-height="2.181cm" fo:min-width="4.719cm" fo:padding-top="0.201cm" fo:padding-bottom="0.201cm" fo:padding-left="0.326cm" fo:padding-right="0.326cm" loext:decorative="false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ccf4c6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adc5e7"/>
      <style:paragraph-properties fo:text-align="center" style:writing-mode="lr-tb"/>
    </style:style>
    <style:style style:name="P5" style:family="paragraph">
      <loext:graphic-properties draw:fill="solid" draw:fill-color="#b3cac7" draw:opacity="99%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style:text-properties fo:font-size="15pt" style:font-size-asian="15pt" style:font-size-complex="15pt"/>
    </style:style>
    <style:style style:name="P10" style:family="paragraph">
      <loext:graphic-properties draw:fill="none" draw:fill-color="#ffffff"/>
      <style:text-properties fo:font-size="15pt" style:font-size-asian="15pt" style:font-size-complex="15pt"/>
    </style:style>
    <style:style style:name="P11" style:family="paragraph">
      <loext:graphic-properties draw:fill="solid" draw:fill-color="#b3cac7"/>
      <style:paragraph-properties fo:text-align="center"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485cm" svg:height="13.546cm" svg:x="0.556cm" svg:y="0.5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.893cm" svg:height="12.409cm" svg:x="0.983cm" svg:y="0.8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5.105cm" svg:height="2.635cm" svg:x="2.055cm" svg:y="1.452cm">
          <draw:glue-point draw:id="4" svg:x="5cm" svg:y="-2.614cm"/>
          <draw:glue-point draw:id="5" svg:x="5cm" svg:y="2.44cm"/>
          <text:p text:style-name="P3">RISC-V CPU</text:p>
          <draw:enhanced-geometry svg:viewBox="0 0 21600 21600" draw:type="rectangle" draw:enhanced-path="M 0 0 L 21600 0 21600 21600 0 21600 0 0 Z N"/>
        </draw:custom-shape>
        <draw:g draw:style-name="gr4" xml:id="id2" draw:id="id2">
          <draw:custom-shape draw:style-name="gr5" draw:text-style-name="P5" draw:layer="layout" svg:width="6.06cm" svg:height="2.931cm" svg:x="2.504cm" svg:y="9.726cm">
            <text:p text:style-name="P3">PERIPHERALS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6" xml:id="id1" draw:id="id1" draw:layer="layout" svg:width="5.193cm" svg:height="1.236cm" svg:x="2.922cm" svg:y="6.558cm">
          <draw:glue-point draw:id="8" svg:x="-2.235cm" svg:y="4.797cm"/>
          <draw:glue-point draw:id="9" svg:x="2.62cm" svg:y="4.797cm"/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range-x-minimum="0" draw:handle-range-x-maximum="10800" draw:handle-position="$0 bottom" draw:handle-position-x="$0" draw:handle-position-y="bottom"/>
          </draw:enhanced-geometry>
        </draw:custom-shape>
        <draw:custom-shape draw:style-name="gr7" draw:text-style-name="P3" xml:id="id5" draw:id="id5" draw:layer="layout" svg:width="2.843cm" svg:height="2.399cm" svg:x="17.058cm" svg:y="9.98cm">
          <text:p text:style-name="P3">Boot</text:p>
          <text:p text:style-name="P3">ROM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5.521cm" svg:y1="7.794cm" svg:x2="5.534cm" svg:y2="9.726cm" draw:start-shape="id1" draw:start-glue-point="7" draw:end-shape="id2" draw:end-glue-point="0" svg:d="M5521 7794v966h13v966" svg:viewBox="0 0 14 1933">
          <text:p/>
        </draw:connector>
        <draw:connector draw:style-name="gr9" draw:text-style-name="P6" draw:layer="layout" svg:x1="12.367cm" svg:y1="6.74cm" svg:x2="8.564cm" svg:y2="11.191cm" draw:start-shape="id3" draw:start-glue-point="7" draw:end-shape="id2" draw:end-glue-point="1" svg:d="M12367 6740v4451h-3803" svg:viewBox="0 0 3804 4452">
          <text:p/>
        </draw:connector>
        <draw:custom-shape draw:style-name="gr10" draw:text-style-name="P3" xml:id="id6" draw:id="id6" draw:layer="layout" svg:width="6.026cm" svg:height="3.272cm" svg:x="11.224cm" svg:y="17.846cm">
          <text:p text:style-name="P3">External Memory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7" draw:layer="layout" svg:width="4.399cm" svg:height="1.14cm" svg:x="16.254cm" svg:y="1.041cm">
          <draw:text-box>
            <text:p>IOb-System</text:p>
          </draw:text-box>
        </draw:frame>
        <draw:frame draw:style-name="gr12" draw:text-style-name="P7" draw:layer="layout" svg:width="2.106cm" svg:height="1.14cm" svg:x="7.223cm" svg:y="1.1cm">
          <draw:text-box>
            <text:p>IBus</text:p>
          </draw:text-box>
        </draw:frame>
        <draw:frame draw:style-name="gr13" draw:text-style-name="P7" draw:layer="layout" svg:width="2.365cm" svg:height="1.14cm" svg:x="7.085cm" svg:y="2.324cm">
          <draw:text-box>
            <text:p>DBus</text:p>
          </draw:text-box>
        </draw:frame>
        <draw:custom-shape draw:style-name="gr14" draw:text-style-name="P3" xml:id="id3" draw:id="id3" draw:layer="layout" svg:width="5.085cm" svg:height="5.123cm" svg:x="10.843cm" svg:y="1.618cm">
          <draw:glue-point draw:id="4" svg:x="-5.001cm" svg:y="-4.097cm"/>
          <draw:glue-point draw:id="5" svg:x="-5.001cm" svg:y="-1.532cm"/>
          <draw:glue-point draw:id="6" svg:x="-5.001cm" svg:y="2.894cm"/>
          <draw:glue-point draw:id="7" svg:x="-2.003cm" svg:y="5cm"/>
          <draw:glue-point draw:id="8" svg:x="1.671cm" svg:y="5cm"/>
          <draw:glue-point draw:id="9" svg:x="5cm" svg:y="3.773cm"/>
          <draw:glue-point draw:id="10" svg:x="5cm" svg:y="-0.823cm"/>
          <text:p text:style-name="P3">AXI Full XBar</text:p>
          <draw:enhanced-geometry svg:viewBox="0 0 21600 21600" draw:type="rectangle" draw:enhanced-path="M 0 0 L 21600 0 21600 21600 0 21600 0 0 Z N"/>
        </draw:custom-shape>
        <draw:connector draw:style-name="gr15" draw:text-style-name="P6" draw:layer="layout" svg:x1="7.159cm" svg:y1="2.081cm" svg:x2="10.843cm" svg:y2="2.081cm" draw:start-shape="id4" draw:start-glue-point="4" draw:end-shape="id3" draw:end-glue-point="4" svg:d="M7159 2081h3684" svg:viewBox="0 0 3685 1">
          <text:p/>
        </draw:connector>
        <draw:connector draw:style-name="gr16" draw:text-style-name="P6" draw:layer="layout" draw:line-skew="-0.136cm" svg:x1="5.521cm" svg:y1="6.558cm" svg:x2="10.843cm" svg:y2="5.645cm" draw:start-shape="id1" draw:start-glue-point="5" svg:d="M5521 6558v-843h5322v-70" svg:viewBox="0 0 5323 914">
          <text:p/>
        </draw:connector>
        <draw:connector draw:style-name="gr8" draw:text-style-name="P6" draw:layer="layout" svg:x1="7.159cm" svg:y1="2.081cm" svg:x2="10.843cm" svg:y2="2.081cm" svg:d="M7159 2081h3684" svg:viewBox="0 0 3685 1">
          <text:p/>
        </draw:connector>
        <draw:connector draw:style-name="gr16" draw:text-style-name="P6" draw:layer="layout" svg:x1="18.479cm" svg:y1="9.98cm" svg:x2="15.927cm" svg:y2="6.111cm" draw:start-shape="id5" draw:start-glue-point="0" draw:end-shape="id3" draw:end-glue-point="9" svg:d="M18479 9980v-3869h-2552" svg:viewBox="0 0 2553 3870">
          <text:p/>
        </draw:connector>
        <draw:connector draw:style-name="gr8" draw:text-style-name="P6" draw:layer="layout" svg:x1="7.159cm" svg:y1="3.411cm" svg:x2="10.843cm" svg:y2="3.395cm" draw:start-shape="id4" draw:start-glue-point="5" draw:end-shape="id3" draw:end-glue-point="5" svg:d="M7159 3411h1842v-16h1842" svg:viewBox="0 0 3685 17">
          <text:p/>
        </draw:connector>
        <draw:connector draw:style-name="gr17" draw:text-style-name="P6" draw:layer="layout" svg:x1="14.234cm" svg:y1="6.74cm" svg:x2="14.237cm" svg:y2="17.846cm" draw:start-shape="id3" draw:start-glue-point="8" draw:end-shape="id6" draw:end-glue-point="0" svg:d="M14234 6740v5553h3v5553" svg:viewBox="0 0 4 11107">
          <text:p/>
        </draw:connector>
        <draw:connector draw:style-name="gr15" draw:text-style-name="P6" draw:layer="layout" svg:x1="5.534cm" svg:y1="12.657cm" svg:x2="5.534cm" svg:y2="17.846cm" draw:start-shape="id2" draw:start-glue-point="2" draw:end-shape="id7" draw:end-glue-point="0" svg:d="M5534 12657v5189" svg:viewBox="0 0 1 5190">
          <text:p/>
        </draw:connector>
        <draw:frame draw:style-name="gr18" draw:text-style-name="P8" draw:layer="layout" svg:width="2.203cm" svg:height="1.114cm" svg:x="5.448cm" svg:y="16.889cm">
          <draw:text-box>
            <text:p><text:span text:style-name="T1">RS232</text:span></text:p>
          </draw:text-box>
        </draw:frame>
        <draw:frame draw:style-name="gr19" draw:text-style-name="P10" draw:layer="layout" svg:width="16.223cm" svg:height="1.114cm" svg:x="0.835cm" svg:y="21.488cm">
          <draw:text-box>
            <text:p text:style-name="P9"><text:span text:style-name="T2">Note: Arrows represent manager to subordinate direction</text:span></text:p>
          </draw:text-box>
        </draw:frame>
        <draw:custom-shape draw:style-name="gr20" draw:text-style-name="P3" xml:id="id7" draw:id="id7" draw:layer="layout" svg:width="6.094cm" svg:height="3.272cm" svg:x="2.487cm" svg:y="17.846cm">
          <text:p text:style-name="P3">External UART</text:p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2.203cm" svg:height="1.114cm" svg:x="14.267cm" svg:y="17.002cm">
          <draw:text-box>
            <text:p><text:span text:style-name="T1">AXI</text:span></text:p>
          </draw:text-box>
        </draw:frame>
        <draw:custom-shape draw:style-name="gr21" draw:text-style-name="P11" xml:id="id8" draw:id="id8" draw:layer="layout" svg:width="4.848cm" svg:height="4.127cm" svg:x="21.537cm" svg:y="5.688cm">
          <draw:glue-point draw:id="4" svg:x="-2.779cm" svg:y="-5.005cm"/>
          <draw:glue-point draw:id="5" svg:x="2.77cm" svg:y="-5.005cm"/>
          <text:p text:style-name="P3">Wrapper</text:p>
          <text:p text:style-name="P3">Memorie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6" draw:layer="layout" svg:x1="23.961cm" svg:y1="9.815cm" svg:x2="19.901cm" svg:y2="11.179cm" draw:start-shape="id8" draw:start-glue-point="2" draw:end-shape="id5" draw:end-glue-point="1" svg:d="M23961 9815v1364h-4060" svg:viewBox="0 0 4061 1365">
          <text:p/>
        </draw:connector>
        <draw:connector draw:style-name="gr16" draw:text-style-name="P6" draw:layer="layout" svg:x1="17.059cm" svg:y1="3.745cm" svg:x2="15.927cm" svg:y2="3.758cm" draw:start-shape="id9" draw:start-glue-point="3" draw:end-shape="id3" draw:end-glue-point="10" svg:d="M17059 3745h-566v13h-566" svg:viewBox="0 0 1133 14">
          <text:p/>
        </draw:connector>
        <draw:frame draw:style-name="gr22" draw:text-style-name="P7" draw:layer="layout" svg:width="5.371cm" svg:height="2.614cm" svg:x="21.405cm" svg:y="0.644cm">
          <draw:text-box>
            <text:p>IOb-System</text:p>
            <text:p text:style-name="P6">Memory</text:p>
            <text:p text:style-name="P6">Wrapper</text:p>
          </draw:text-box>
        </draw:frame>
        <draw:custom-shape draw:style-name="gr7" draw:text-style-name="P3" xml:id="id9" draw:id="id9" draw:layer="layout" svg:width="2.843cm" svg:height="2.399cm" svg:x="17.059cm" svg:y="2.546cm">
          <text:p text:style-name="P3">RAM</text:p>
          <draw:enhanced-geometry svg:viewBox="0 0 21600 21600" draw:type="rectangle" draw:enhanced-path="M 0 0 L 21600 0 21600 21600 0 21600 0 0 Z N"/>
        </draw:custom-shape>
        <draw:connector draw:style-name="gr16" draw:text-style-name="P6" draw:layer="layout" svg:x1="23.961cm" svg:y1="5.688cm" svg:x2="19.902cm" svg:y2="3.745cm" draw:start-shape="id8" draw:start-glue-point="0" draw:end-shape="id9" draw:end-glue-point="1" svg:d="M23961 5688v-1943h-4059" svg:viewBox="0 0 4060 194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6" draw:display-name="Arrowheads 6" svg:viewBox="0 0 20 13" svg:d="M0 13l10-13 10 13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27.991cm" fo:page-height="22.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8-20T09:25:24.234245608</meta:creation-date>
    <dc:date>2025-03-05T03:06:47.113920934</dc:date>
    <meta:editing-duration>PT2H41M</meta:editing-duration>
    <meta:editing-cycles>24</meta:editing-cycles>
    <meta:generator>LibreOffice/25.2.0.3$Linux_X86_64 LibreOffice_project/520$Build-3</meta:generator>
    <meta:document-statistic meta:object-count="31"/>
  </office:meta>
</office:document-meta>
</file>